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5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35.38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37.59mm"/>
    </style:style>
    <style:style style:name="co7" style:family="table-column">
      <style:table-column-properties fo:break-before="auto" style:column-width="27.18mm"/>
    </style:style>
    <style:style style:name="co8" style:family="table-column">
      <style:table-column-properties fo:break-before="auto" style:column-width="3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74pt solid #000000"/>
    </style:style>
    <style:style style:name="ce6" style:family="table-cell" style:parent-style-name="Default">
      <style:table-cell-properties fo:background-color="#00cc33"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0.26mm" svg:y="81.83mm">
            <loext:p draw:notify-on-update-of-ranges="Sheet1.D4:Sheet1.D8 Sheet1.E3:Sheet1.E3 Sheet1.E4:Sheet1.E8 Sheet1.F3:Sheet1.F3 Sheet1.F4:Sheet1.F8 Sheet1.G3:Sheet1.G3 Sheet1.G4:Sheet1.G8 Sheet1.H3:Sheet1.H3 Sheet1.H4:Sheet1.H8 Sheet1.I3:Sheet1.I3 Sheet1.I4:Sheet1.I8 Sheet1.J3:Sheet1.J3 Sheet1.J4:Sheet1.J8 Sheet1.K3:Sheet1.K3 Sheet1.K4:Sheet1.K8 Sheet1.L3:Sheet1.L3 Sheet1.L4:Sheet1.L8 Sheet1.M3:Sheet1.M3 Sheet1.M4:Sheet1.M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239.99mm" svg:y="82.29mm">
            <loext:p draw:notify-on-update-of-ranges="Sheet1.D10:Sheet1.D10 Sheet1.D11:Sheet1.D15 Sheet1.E10:Sheet1.E10 Sheet1.E11:Sheet1.E15 Sheet1.F10:Sheet1.F10 Sheet1.F11:Sheet1.F15 Sheet1.G10:Sheet1.G10 Sheet1.G11:Sheet1.G15 Sheet1.H10:Sheet1.H10 Sheet1.H11:Sheet1.H15 Sheet1.I10:Sheet1.I10 Sheet1.I11:Sheet1.I15 Sheet1.J10:Sheet1.J10 Sheet1.J11:Sheet1.J15 Sheet1.K10:Sheet1.K10 Sheet1.K11:Sheet1.K15 Sheet1.L10:Sheet1.L10 Sheet1.L11:Sheet1.L15 Sheet1.M10:Sheet1.M10 Sheet1.M11:Sheet1.M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1" office:value-type="string" calcext:value-type="string">
            <text:p>10M text</text:p>
          </table:table-cell>
          <table:table-cell/>
          <table:table-cell office:value-type="string" calcext:value-type="string">
            <text:p>R-K gives approx. 50 false-positives on 10M input and 10k patter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no of patterns</text:p>
          </table:table-cell>
          <table:table-cell table:style-name="ce4" office:value-type="string" calcext:value-type="string">
            <text:p>KMP on CPU</text:p>
          </table:table-cell>
          <table:table-cell table:style-name="ce2" office:value-type="string" calcext:value-type="string">
            <text:p>10 CUDA threads</text:p>
          </table:table-cell>
          <table:table-cell table:style-name="ce2" office:value-type="string" calcext:value-type="string">
            <text:p>100 CUDA threads</text:p>
          </table:table-cell>
          <table:table-cell table:style-name="ce2" office:value-type="string" calcext:value-type="string">
            <text:p>1000 CUDA threads</text:p>
          </table:table-cell>
          <table:table-cell table:style-name="ce2" office:value-type="string" calcext:value-type="string">
            <text:p>10x10 CUDA</text:p>
          </table:table-cell>
          <table:table-cell table:style-name="ce2" office:value-type="string" calcext:value-type="string">
            <text:p>10x100 CUDA</text:p>
          </table:table-cell>
          <table:table-cell table:style-name="ce2" office:value-type="string" calcext:value-type="string">
            <text:p>10x1000 CUDA</text:p>
          </table:table-cell>
          <table:table-cell table:style-name="ce2" office:value-type="string" calcext:value-type="string">
            <text:p>100x10 CUDA</text:p>
          </table:table-cell>
          <table:table-cell table:style-name="ce2" office:value-type="string" calcext:value-type="string">
            <text:p>100x100 CUDA</text:p>
          </table:table-cell>
          <table:table-cell table:style-name="ce1" table:number-columns-repeated="1011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float" office:value="0.417" calcext:value-type="float">
            <text:p>0,417</text:p>
          </table:table-cell>
          <table:table-cell table:style-name="ce3" office:value-type="float" office:value="6.959" calcext:value-type="float">
            <text:p>6,959</text:p>
          </table:table-cell>
          <table:table-cell table:style-name="ce3" office:value-type="float" office:value="6.987" calcext:value-type="float">
            <text:p>6,987</text:p>
          </table:table-cell>
          <table:table-cell table:style-name="ce3" office:value-type="float" office:value="6.98" calcext:value-type="float">
            <text:p>6,98</text:p>
          </table:table-cell>
          <table:table-cell table:style-name="ce3" office:value-type="float" office:value="7.043" calcext:value-type="float">
            <text:p>7,043</text:p>
          </table:table-cell>
          <table:table-cell table:style-name="ce3" office:value-type="float" office:value="7.038" calcext:value-type="float">
            <text:p>7,038</text:p>
          </table:table-cell>
          <table:table-cell table:style-name="ce3" office:value-type="float" office:value="7.123" calcext:value-type="float">
            <text:p>7,123</text:p>
          </table:table-cell>
          <table:table-cell table:style-name="ce3" office:value-type="float" office:value="7.049" calcext:value-type="float">
            <text:p>7,049</text:p>
          </table:table-cell>
          <table:table-cell table:style-name="ce3" office:value-type="float" office:value="7.118" calcext:value-type="float">
            <text:p>7,11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4" office:value-type="float" office:value="0.567" calcext:value-type="float">
            <text:p>0,567</text:p>
          </table:table-cell>
          <table:table-cell table:style-name="ce3" office:value-type="float" office:value="7.043" calcext:value-type="float">
            <text:p>7,043</text:p>
          </table:table-cell>
          <table:table-cell table:style-name="ce3" office:value-type="float" office:value="6.991" calcext:value-type="float">
            <text:p>6,991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7.088" calcext:value-type="float">
            <text:p>7,088</text:p>
          </table:table-cell>
          <table:table-cell table:style-name="ce3" office:value-type="float" office:value="7.026" calcext:value-type="float">
            <text:p>7,026</text:p>
          </table:table-cell>
          <table:table-cell table:style-name="ce3" office:value-type="float" office:value="7.06" calcext:value-type="float">
            <text:p>7,06</text:p>
          </table:table-cell>
          <table:table-cell table:style-name="ce3" office:value-type="float" office:value="7.059" calcext:value-type="float">
            <text:p>7,059</text:p>
          </table:table-cell>
          <table:table-cell table:style-name="ce3" office:value-type="float" office:value="7.045" calcext:value-type="float">
            <text:p>7,04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2.094" calcext:value-type="float">
            <text:p>2,094</text:p>
          </table:table-cell>
          <table:table-cell table:style-name="ce3" office:value-type="float" office:value="61.308" calcext:value-type="float">
            <text:p>61,308</text:p>
          </table:table-cell>
          <table:table-cell table:style-name="ce3" office:value-type="float" office:value="7.083" calcext:value-type="float">
            <text:p>7,083</text:p>
          </table:table-cell>
          <table:table-cell table:style-name="ce5" office:value-type="float" office:value="7.132" calcext:value-type="float">
            <text:p>7,132</text:p>
          </table:table-cell>
          <table:table-cell table:style-name="ce3" office:value-type="float" office:value="7.102" calcext:value-type="float">
            <text:p>7,102</text:p>
          </table:table-cell>
          <table:table-cell table:style-name="ce3" office:value-type="float" office:value="7.129" calcext:value-type="float">
            <text:p>7,129</text:p>
          </table:table-cell>
          <table:table-cell table:style-name="ce3" office:value-type="float" office:value="7.105" calcext:value-type="float">
            <text:p>7,105</text:p>
          </table:table-cell>
          <table:table-cell table:style-name="ce3" office:value-type="float" office:value="7.091" calcext:value-type="float">
            <text:p>7,091</text:p>
          </table:table-cell>
          <table:table-cell table:style-name="ce3" office:value-type="float" office:value="7.101" calcext:value-type="float">
            <text:p>7,10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17.432" calcext:value-type="float">
            <text:p>17,432</text:p>
          </table:table-cell>
          <table:table-cell table:style-name="ce3" office:value-type="float" office:value="604.615" calcext:value-type="float">
            <text:p>604,615</text:p>
          </table:table-cell>
          <table:table-cell table:style-name="ce3" office:value-type="float" office:value="62.262" calcext:value-type="float">
            <text:p>62,262</text:p>
          </table:table-cell>
          <table:table-cell table:style-name="ce3" office:value-type="float" office:value="12.105" calcext:value-type="float">
            <text:p>12,105</text:p>
          </table:table-cell>
          <table:table-cell table:style-name="ce3" office:value-type="float" office:value="62.675" calcext:value-type="float">
            <text:p>62,675</text:p>
          </table:table-cell>
          <table:table-cell table:style-name="ce6" office:value-type="float" office:value="8.622" calcext:value-type="float">
            <text:p>8,622</text:p>
          </table:table-cell>
          <table:table-cell table:style-name="ce3" office:value-type="float" office:value="12.097" calcext:value-type="float">
            <text:p>12,097</text:p>
          </table:table-cell>
          <table:table-cell table:style-name="ce3" office:value-type="float" office:value="44.444" calcext:value-type="float">
            <text:p>44,444</text:p>
          </table:table-cell>
          <table:table-cell table:style-name="ce3" office:value-type="float" office:value="44.409" calcext:value-type="float">
            <text:p>44,40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" office:value-type="float" office:value="10000" calcext:value-type="float">
            <text:p>10000</text:p>
          </table:table-cell>
          <table:table-cell table:style-name="ce4" office:value-type="float" office:value="169.853" calcext:value-type="float">
            <text:p>169,853</text:p>
          </table:table-cell>
          <table:table-cell table:style-name="ce3" office:value-type="string" calcext:value-type="string">
            <text:p>too long :)</text:p>
          </table:table-cell>
          <table:table-cell table:style-name="ce3" office:value-type="float" office:value="614.321" calcext:value-type="float">
            <text:p>614,321</text:p>
          </table:table-cell>
          <table:table-cell table:style-name="ce3" office:value-type="float" office:value="112.572" calcext:value-type="float">
            <text:p>112,572</text:p>
          </table:table-cell>
          <table:table-cell table:style-name="ce3" office:value-type="float" office:value="618.5" calcext:value-type="float">
            <text:p>618,5</text:p>
          </table:table-cell>
          <table:table-cell table:style-name="ce3" office:value-type="float" office:value="77.952" calcext:value-type="float">
            <text:p>77,952</text:p>
          </table:table-cell>
          <table:table-cell table:style-name="ce6" office:value-type="float" office:value="56.546" calcext:value-type="float">
            <text:p>56,546</text:p>
          </table:table-cell>
          <table:table-cell table:style-name="ce3" office:value-type="float" office:value="435.832" calcext:value-type="float">
            <text:p>435,832</text:p>
          </table:table-cell>
          <table:table-cell table:style-name="ce3" office:value-type="float" office:value="435.885" calcext:value-type="float">
            <text:p>435,88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no of patterns</text:p>
          </table:table-cell>
          <table:table-cell table:style-name="ce1" office:value-type="string" calcext:value-type="string">
            <text:p>KMP on CPU</text:p>
          </table:table-cell>
          <table:table-cell table:style-name="ce1" office:value-type="string" calcext:value-type="string">
            <text:p>10 CUDA threads</text:p>
          </table:table-cell>
          <table:table-cell table:style-name="ce1" office:value-type="string" calcext:value-type="string">
            <text:p>100 CUDA threads</text:p>
          </table:table-cell>
          <table:table-cell table:style-name="ce1" office:value-type="string" calcext:value-type="string">
            <text:p>1000 CUDA threads</text:p>
          </table:table-cell>
          <table:table-cell table:style-name="ce1" office:value-type="string" calcext:value-type="string">
            <text:p>10x10 CUDA</text:p>
          </table:table-cell>
          <table:table-cell table:style-name="ce1" office:value-type="string" calcext:value-type="string">
            <text:p>10x100 CUDA</text:p>
          </table:table-cell>
          <table:table-cell table:style-name="ce1" office:value-type="string" calcext:value-type="string">
            <text:p>10x1000 CUDA</text:p>
          </table:table-cell>
          <table:table-cell table:style-name="ce1" office:value-type="string" calcext:value-type="string">
            <text:p>100x10 CUDA</text:p>
          </table:table-cell>
          <table:table-cell table:style-name="ce1" office:value-type="string" calcext:value-type="string">
            <text:p>100x100 CUDA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LOG([.E4];2)" office:value-type="float" office:value="-1.26188071121742" calcext:value-type="float">
            <text:p>-1,2618807112</text:p>
          </table:table-cell>
          <table:table-cell table:formula="of:=LOG([.F4];2)" office:value-type="float" office:value="2.79888000741126" calcext:value-type="float">
            <text:p>2,7988800074</text:p>
          </table:table-cell>
          <table:table-cell table:formula="of:=LOG([.G4];2)" office:value-type="float" office:value="2.80467314026994" calcext:value-type="float">
            <text:p>2,8046731403</text:p>
          </table:table-cell>
          <table:table-cell table:formula="of:=LOG([.H4];2)" office:value-type="float" office:value="2.80322703643493" calcext:value-type="float">
            <text:p>2,8032270364</text:p>
          </table:table-cell>
          <table:table-cell table:formula="of:=LOG([.I4];2)" office:value-type="float" office:value="2.81619008272725" calcext:value-type="float">
            <text:p>2,8161900827</text:p>
          </table:table-cell>
          <table:table-cell table:formula="of:=LOG([.J4];2)" office:value-type="float" office:value="2.81516551408758" calcext:value-type="float">
            <text:p>2,8151655141</text:p>
          </table:table-cell>
          <table:table-cell table:formula="of:=LOG([.K4];2)" office:value-type="float" office:value="2.8324849902876" calcext:value-type="float">
            <text:p>2,8324849903</text:p>
          </table:table-cell>
          <table:table-cell table:formula="of:=LOG([.L4];2)" office:value-type="float" office:value="2.8174186054023" calcext:value-type="float">
            <text:p>2,8174186054</text:p>
          </table:table-cell>
          <table:table-cell table:formula="of:=LOG([.M4];2)" office:value-type="float" office:value="2.8314719328477" calcext:value-type="float">
            <text:p>2,8314719328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LOG([.E5];2)" office:value-type="float" office:value="-0.818579359719858" calcext:value-type="float">
            <text:p>-0,8185793597</text:p>
          </table:table-cell>
          <table:table-cell table:formula="of:=LOG([.F5];2)" office:value-type="float" office:value="2.81619008272725" calcext:value-type="float">
            <text:p>2,8161900827</text:p>
          </table:table-cell>
          <table:table-cell table:formula="of:=LOG([.G5];2)" office:value-type="float" office:value="2.80549883497892" calcext:value-type="float">
            <text:p>2,805498835</text:p>
          </table:table-cell>
          <table:table-cell table:formula="of:=LOG([.H5];2)" office:value-type="float" office:value="2.80529245560071" calcext:value-type="float">
            <text:p>2,8052924556</text:p>
          </table:table-cell>
          <table:table-cell table:formula="of:=LOG([.I5];2)" office:value-type="float" office:value="2.82537860389293" calcext:value-type="float">
            <text:p>2,8253786039</text:p>
          </table:table-cell>
          <table:table-cell table:formula="of:=LOG([.J5];2)" office:value-type="float" office:value="2.81270357656028" calcext:value-type="float">
            <text:p>2,8127035766</text:p>
          </table:table-cell>
          <table:table-cell table:formula="of:=LOG([.K5];2)" office:value-type="float" office:value="2.81966818349646" calcext:value-type="float">
            <text:p>2,8196681835</text:p>
          </table:table-cell>
          <table:table-cell table:formula="of:=LOG([.L5];2)" office:value-type="float" office:value="2.81946382128337" calcext:value-type="float">
            <text:p>2,8194638213</text:p>
          </table:table-cell>
          <table:table-cell table:formula="of:=LOG([.M5];2)" office:value-type="float" office:value="2.81659970653491" calcext:value-type="float">
            <text:p>2,8165997065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LOG([.E6];2)" office:value-type="float" office:value="1.06626144226872" calcext:value-type="float">
            <text:p>1,0662614423</text:p>
          </table:table-cell>
          <table:table-cell table:formula="of:=LOG([.F6];2)" office:value-type="float" office:value="5.93800343645877" calcext:value-type="float">
            <text:p>5,9380034365</text:p>
          </table:table-cell>
          <table:table-cell table:formula="of:=LOG([.G6];2)" office:value-type="float" office:value="2.82436054228771" calcext:value-type="float">
            <text:p>2,8243605423</text:p>
          </table:table-cell>
          <table:table-cell table:formula="of:=LOG([.H6];2)" office:value-type="float" office:value="2.83430670296291" calcext:value-type="float">
            <text:p>2,834306703</text:p>
          </table:table-cell>
          <table:table-cell table:formula="of:=LOG([.I6];2)" office:value-type="float" office:value="2.82822536035888" calcext:value-type="float">
            <text:p>2,8282253604</text:p>
          </table:table-cell>
          <table:table-cell table:formula="of:=LOG([.J6];2)" office:value-type="float" office:value="2.83369972095793" calcext:value-type="float">
            <text:p>2,833699721</text:p>
          </table:table-cell>
          <table:table-cell table:formula="of:=LOG([.K6];2)" office:value-type="float" office:value="2.82883464946806" calcext:value-type="float">
            <text:p>2,8288346495</text:p>
          </table:table-cell>
          <table:table-cell table:formula="of:=LOG([.L6];2)" office:value-type="float" office:value="2.82598909619666" calcext:value-type="float">
            <text:p>2,8259890962</text:p>
          </table:table-cell>
          <table:table-cell table:formula="of:=LOG([.M6];2)" office:value-type="float" office:value="2.82802220679368" calcext:value-type="float">
            <text:p>2,8280222068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formula="of:=LOG([.E7];2)" office:value-type="float" office:value="4.12366619645382" calcext:value-type="float">
            <text:p>4,1236661965</text:p>
          </table:table-cell>
          <table:table-cell table:formula="of:=LOG([.F7];2)" office:value-type="float" office:value="9.23987296125965" calcext:value-type="float">
            <text:p>9,2398729613</text:p>
          </table:table-cell>
          <table:table-cell table:formula="of:=LOG([.G7];2)" office:value-type="float" office:value="5.96028001515315" calcext:value-type="float">
            <text:p>5,9602800152</text:p>
          </table:table-cell>
          <table:table-cell table:formula="of:=LOG([.H7];2)" office:value-type="float" office:value="3.59753117422421" calcext:value-type="float">
            <text:p>3,5975311742</text:p>
          </table:table-cell>
          <table:table-cell table:formula="of:=LOG([.I7];2)" office:value-type="float" office:value="5.96981818594658" calcext:value-type="float">
            <text:p>5,9698181859</text:p>
          </table:table-cell>
          <table:table-cell table:formula="of:=LOG([.J7];2)" office:value-type="float" office:value="3.10802256251641" calcext:value-type="float">
            <text:p>3,1080225625</text:p>
          </table:table-cell>
          <table:table-cell table:formula="of:=LOG([.K7];2)" office:value-type="float" office:value="3.59657740505245" calcext:value-type="float">
            <text:p>3,5965774051</text:p>
          </table:table-cell>
          <table:table-cell table:formula="of:=LOG([.L7];2)" office:value-type="float" office:value="5.47391676130987" calcext:value-type="float">
            <text:p>5,4739167613</text:p>
          </table:table-cell>
          <table:table-cell table:formula="of:=LOG([.M7];2)" office:value-type="float" office:value="5.47278018001171" calcext:value-type="float">
            <text:p>5,47278018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table:formula="of:=LOG([.E8];2)" office:value-type="float" office:value="7.408142889575" calcext:value-type="float">
            <text:p>7,4081428896</text:p>
          </table:table-cell>
          <table:table-cell table:formula="of:=LOG([.F8];2)" office:value-type="string" office:string-value="" calcext:value-type="error">
            <text:p>#VALUE!</text:p>
          </table:table-cell>
          <table:table-cell table:formula="of:=LOG([.G8];2)" office:value-type="float" office:value="9.26284889112641" calcext:value-type="float">
            <text:p>9,2628488911</text:p>
          </table:table-cell>
          <table:table-cell table:formula="of:=LOG([.H8];2)" office:value-type="float" office:value="6.81470422070527" calcext:value-type="float">
            <text:p>6,8147042207</text:p>
          </table:table-cell>
          <table:table-cell table:formula="of:=LOG([.I8];2)" office:value-type="float" office:value="9.27262978497637" calcext:value-type="float">
            <text:p>9,272629785</text:p>
          </table:table-cell>
          <table:table-cell table:formula="of:=LOG([.J8];2)" office:value-type="float" office:value="6.28451413324425" calcext:value-type="float">
            <text:p>6,2845141332</text:p>
          </table:table-cell>
          <table:table-cell table:formula="of:=LOG([.K8];2)" office:value-type="float" office:value="5.8213530680986" calcext:value-type="float">
            <text:p>5,8213530681</text:p>
          </table:table-cell>
          <table:table-cell table:formula="of:=LOG([.L8];2)" office:value-type="float" office:value="8.7676283168078" calcext:value-type="float">
            <text:p>8,7676283168</text:p>
          </table:table-cell>
          <table:table-cell table:formula="of:=LOG([.M8];2)" office:value-type="float" office:value="8.76780374722217" calcext:value-type="float">
            <text:p>8,7678037472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.00.0000</text:date>, <text:time style:data-style-name="N2" text:time-value="23:02:39.119252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22:12:58.652506758</meta:creation-date>
    <dc:date>2016-09-08T23:08:36.691427256</dc:date>
    <meta:editing-duration>P1DT8H58M4S</meta:editing-duration>
    <meta:editing-cycles>10</meta:editing-cycles>
    <meta:generator>LibreOffice/5.1.5.2$Linux_X86_64 LibreOffice_project/10$Build-2</meta:generator>
    <meta:document-statistic meta:table-count="1" meta:cell-count="1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Logarithmic scale</text:p>
        </chart:title>
        <chart:legend chart:legend-position="end" svg:x="11.64cm" svg:y="2.209cm" style:legend-expansion="high" chart:style-name="ch3"/>
        <chart:plot-area chart:style-name="ch4" table:cell-range-address="Sheet1.D10:Sheet1.M15" chart:data-source-has-labels="both" svg:x="0.32cm" svg:y="1.275cm" svg:width="11cm" svg:height="7.545cm">
          <chartooo:coordinate-region svg:x="0.862cm" svg:y="1.474cm" svg:width="9.914cm" svg:height="7.147cm"/>
          <chart:axis chart:dimension="x" chart:name="primary-x" chart:style-name="ch5" chartooo:axis-type="auto">
            <chartooo:date-scale/>
            <chart:categories table:cell-range-address="Sheet1.D11:Sheet1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1:Sheet1.E15" chart:label-cell-address="Sheet1.E10:Sheet1.E10" chart:class="chart:line">
            <chart:data-point chart:repeated="5"/>
          </chart:series>
          <chart:series chart:style-name="ch8" chart:values-cell-range-address="Sheet1.F11:Sheet1.F15" chart:label-cell-address="Sheet1.F10:Sheet1.F10" chart:class="chart:line">
            <chart:data-point chart:repeated="5"/>
          </chart:series>
          <chart:series chart:style-name="ch9" chart:values-cell-range-address="Sheet1.G11:Sheet1.G15" chart:label-cell-address="Sheet1.G10:Sheet1.G10" chart:class="chart:line">
            <chart:data-point chart:repeated="5"/>
          </chart:series>
          <chart:series chart:style-name="ch10" chart:values-cell-range-address="Sheet1.H11:Sheet1.H15" chart:label-cell-address="Sheet1.H10:Sheet1.H10" chart:class="chart:line">
            <chart:data-point chart:repeated="5"/>
          </chart:series>
          <chart:series chart:style-name="ch11" chart:values-cell-range-address="Sheet1.I11:Sheet1.I15" chart:label-cell-address="Sheet1.I10:Sheet1.I10" chart:class="chart:line">
            <chart:data-point chart:repeated="5"/>
          </chart:series>
          <chart:series chart:style-name="ch12" chart:values-cell-range-address="Sheet1.J11:Sheet1.J15" chart:label-cell-address="Sheet1.J10:Sheet1.J10" chart:class="chart:line">
            <chart:data-point chart:repeated="5"/>
          </chart:series>
          <chart:series chart:style-name="ch13" chart:values-cell-range-address="Sheet1.K11:Sheet1.K15" chart:label-cell-address="Sheet1.K10:Sheet1.K10" chart:class="chart:line">
            <chart:data-point chart:repeated="5"/>
          </chart:series>
          <chart:series chart:style-name="ch14" chart:values-cell-range-address="Sheet1.L11:Sheet1.L15" chart:label-cell-address="Sheet1.L10:Sheet1.L10" chart:class="chart:line">
            <chart:data-point chart:repeated="5"/>
          </chart:series>
          <chart:series chart:style-name="ch15" chart:values-cell-range-address="Sheet1.M11:Sheet1.M15" chart:label-cell-address="Sheet1.M10:Sheet1.M10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 on CPU</text:p>
                <draw:g>
                  <svg:desc>Sheet1.E10:Sheet1.E10</svg:desc>
                </draw:g>
              </table:table-cell>
              <table:table-cell office:value-type="string">
                <text:p>10 CUDA threads</text:p>
                <draw:g>
                  <svg:desc>Sheet1.F10:Sheet1.F10</svg:desc>
                </draw:g>
              </table:table-cell>
              <table:table-cell office:value-type="string">
                <text:p>100 CUDA threads</text:p>
                <draw:g>
                  <svg:desc>Sheet1.G10:Sheet1.G10</svg:desc>
                </draw:g>
              </table:table-cell>
              <table:table-cell office:value-type="string">
                <text:p>1000 CUDA threads</text:p>
                <draw:g>
                  <svg:desc>Sheet1.H10:Sheet1.H10</svg:desc>
                </draw:g>
              </table:table-cell>
              <table:table-cell office:value-type="string">
                <text:p>10x10 CUDA</text:p>
                <draw:g>
                  <svg:desc>Sheet1.I10:Sheet1.I10</svg:desc>
                </draw:g>
              </table:table-cell>
              <table:table-cell office:value-type="string">
                <text:p>10x100 CUDA</text:p>
                <draw:g>
                  <svg:desc>Sheet1.J10:Sheet1.J10</svg:desc>
                </draw:g>
              </table:table-cell>
              <table:table-cell office:value-type="string">
                <text:p>10x1000 CUDA</text:p>
                <draw:g>
                  <svg:desc>Sheet1.K10:Sheet1.K10</svg:desc>
                </draw:g>
              </table:table-cell>
              <table:table-cell office:value-type="string">
                <text:p>100x10 CUDA</text:p>
                <draw:g>
                  <svg:desc>Sheet1.L10:Sheet1.L10</svg:desc>
                </draw:g>
              </table:table-cell>
              <table:table-cell office:value-type="string">
                <text:p>100x100 CUDA</text:p>
                <draw:g>
                  <svg:desc>Sheet1.M10:Sheet1.M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11:Sheet1.D15</svg:desc>
                </draw:g>
              </table:table-cell>
              <table:table-cell office:value-type="float" office:value="-1.26188071121742">
                <text:p>-1.26188071121742</text:p>
                <draw:g>
                  <svg:desc>Sheet1.E11:Sheet1.E15</svg:desc>
                </draw:g>
              </table:table-cell>
              <table:table-cell office:value-type="float" office:value="2.79888000741126">
                <text:p>2.79888000741126</text:p>
                <draw:g>
                  <svg:desc>Sheet1.F11:Sheet1.F15</svg:desc>
                </draw:g>
              </table:table-cell>
              <table:table-cell office:value-type="float" office:value="2.80467314026994">
                <text:p>2.80467314026994</text:p>
                <draw:g>
                  <svg:desc>Sheet1.G11:Sheet1.G15</svg:desc>
                </draw:g>
              </table:table-cell>
              <table:table-cell office:value-type="float" office:value="2.80322703643493">
                <text:p>2.80322703643493</text:p>
                <draw:g>
                  <svg:desc>Sheet1.H11:Sheet1.H15</svg:desc>
                </draw:g>
              </table:table-cell>
              <table:table-cell office:value-type="float" office:value="2.81619008272725">
                <text:p>2.81619008272725</text:p>
                <draw:g>
                  <svg:desc>Sheet1.I11:Sheet1.I15</svg:desc>
                </draw:g>
              </table:table-cell>
              <table:table-cell office:value-type="float" office:value="2.81516551408758">
                <text:p>2.81516551408758</text:p>
                <draw:g>
                  <svg:desc>Sheet1.J11:Sheet1.J15</svg:desc>
                </draw:g>
              </table:table-cell>
              <table:table-cell office:value-type="float" office:value="2.8324849902876">
                <text:p>2.8324849902876</text:p>
                <draw:g>
                  <svg:desc>Sheet1.K11:Sheet1.K15</svg:desc>
                </draw:g>
              </table:table-cell>
              <table:table-cell office:value-type="float" office:value="2.8174186054023">
                <text:p>2.8174186054023</text:p>
                <draw:g>
                  <svg:desc>Sheet1.L11:Sheet1.L15</svg:desc>
                </draw:g>
              </table:table-cell>
              <table:table-cell office:value-type="float" office:value="2.8314719328477">
                <text:p>2.8314719328477</text:p>
                <draw:g>
                  <svg:desc>Sheet1.M11:Sheet1.M1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818579359719858">
                <text:p>-0.818579359719858</text:p>
              </table:table-cell>
              <table:table-cell office:value-type="float" office:value="2.81619008272725">
                <text:p>2.81619008272725</text:p>
              </table:table-cell>
              <table:table-cell office:value-type="float" office:value="2.80549883497892">
                <text:p>2.80549883497892</text:p>
              </table:table-cell>
              <table:table-cell office:value-type="float" office:value="2.80529245560071">
                <text:p>2.80529245560071</text:p>
              </table:table-cell>
              <table:table-cell office:value-type="float" office:value="2.82537860389293">
                <text:p>2.82537860389293</text:p>
              </table:table-cell>
              <table:table-cell office:value-type="float" office:value="2.81270357656028">
                <text:p>2.81270357656028</text:p>
              </table:table-cell>
              <table:table-cell office:value-type="float" office:value="2.81966818349646">
                <text:p>2.81966818349646</text:p>
              </table:table-cell>
              <table:table-cell office:value-type="float" office:value="2.81946382128337">
                <text:p>2.81946382128337</text:p>
              </table:table-cell>
              <table:table-cell office:value-type="float" office:value="2.81659970653491">
                <text:p>2.816599706534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06626144226872">
                <text:p>1.06626144226872</text:p>
              </table:table-cell>
              <table:table-cell office:value-type="float" office:value="5.93800343645877">
                <text:p>5.93800343645877</text:p>
              </table:table-cell>
              <table:table-cell office:value-type="float" office:value="2.82436054228771">
                <text:p>2.82436054228771</text:p>
              </table:table-cell>
              <table:table-cell office:value-type="float" office:value="2.83430670296291">
                <text:p>2.83430670296291</text:p>
              </table:table-cell>
              <table:table-cell office:value-type="float" office:value="2.82822536035888">
                <text:p>2.82822536035888</text:p>
              </table:table-cell>
              <table:table-cell office:value-type="float" office:value="2.83369972095793">
                <text:p>2.83369972095793</text:p>
              </table:table-cell>
              <table:table-cell office:value-type="float" office:value="2.82883464946806">
                <text:p>2.82883464946806</text:p>
              </table:table-cell>
              <table:table-cell office:value-type="float" office:value="2.82598909619666">
                <text:p>2.82598909619666</text:p>
              </table:table-cell>
              <table:table-cell office:value-type="float" office:value="2.82802220679368">
                <text:p>2.828022206793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12366619645382">
                <text:p>4.12366619645382</text:p>
              </table:table-cell>
              <table:table-cell office:value-type="float" office:value="9.23987296125965">
                <text:p>9.23987296125965</text:p>
              </table:table-cell>
              <table:table-cell office:value-type="float" office:value="5.96028001515315">
                <text:p>5.96028001515315</text:p>
              </table:table-cell>
              <table:table-cell office:value-type="float" office:value="3.59753117422421">
                <text:p>3.59753117422421</text:p>
              </table:table-cell>
              <table:table-cell office:value-type="float" office:value="5.96981818594658">
                <text:p>5.96981818594658</text:p>
              </table:table-cell>
              <table:table-cell office:value-type="float" office:value="3.10802256251641">
                <text:p>3.10802256251641</text:p>
              </table:table-cell>
              <table:table-cell office:value-type="float" office:value="3.59657740505245">
                <text:p>3.59657740505245</text:p>
              </table:table-cell>
              <table:table-cell office:value-type="float" office:value="5.47391676130987">
                <text:p>5.47391676130987</text:p>
              </table:table-cell>
              <table:table-cell office:value-type="float" office:value="5.47278018001171">
                <text:p>5.4727801800117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408142889575">
                <text:p>7.408142889575</text:p>
              </table:table-cell>
              <table:table-cell office:value-type="float" office:value="NaN">
                <text:p>NaN</text:p>
              </table:table-cell>
              <table:table-cell office:value-type="float" office:value="9.26284889112641">
                <text:p>9.26284889112641</text:p>
              </table:table-cell>
              <table:table-cell office:value-type="float" office:value="6.81470422070527">
                <text:p>6.81470422070527</text:p>
              </table:table-cell>
              <table:table-cell office:value-type="float" office:value="9.27262978497637">
                <text:p>9.27262978497637</text:p>
              </table:table-cell>
              <table:table-cell office:value-type="float" office:value="6.28451413324425">
                <text:p>6.28451413324425</text:p>
              </table:table-cell>
              <table:table-cell office:value-type="float" office:value="5.8213530680986">
                <text:p>5.8213530680986</text:p>
              </table:table-cell>
              <table:table-cell office:value-type="float" office:value="8.7676283168078">
                <text:p>8.7676283168078</text:p>
              </table:table-cell>
              <table:table-cell office:value-type="float" office:value="8.76780374722217">
                <text:p>8.76780374722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73cm" svg:y="0.316cm" chart:style-name="ch2">
          <text:p>Normal scale</text:p>
        </chart:title>
        <chart:legend chart:legend-position="end" svg:x="11.64cm" svg:y="2.209cm" style:legend-expansion="high" chart:style-name="ch3"/>
        <chart:plot-area chart:style-name="ch4" table:cell-range-address="Sheet1.D4:Sheet1.M8 Sheet1.E3:Sheet1.M3" chart:data-source-has-labels="both" svg:x="0.32cm" svg:y="1.275cm" svg:width="11cm" svg:height="7.545cm">
          <chartooo:coordinate-region svg:x="1.127cm" svg:y="1.475cm" svg:width="9.728cm" svg:height="6.698cm"/>
          <chart:axis chart:dimension="x" chart:name="primary-x" chart:style-name="ch5" chartooo:axis-type="auto">
            <chartooo:date-scale/>
            <chart:categories table:cell-range-address="Sheet1.D4:Sheet1.D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8" chart:label-cell-address="Sheet1.E3:Sheet1.E3" chart:class="chart:line">
            <chart:data-point chart:repeated="5"/>
          </chart:series>
          <chart:series chart:style-name="ch8" chart:values-cell-range-address="Sheet1.F4:Sheet1.F8" chart:label-cell-address="Sheet1.F3:Sheet1.F3" chart:class="chart:line">
            <chart:data-point chart:repeated="5"/>
          </chart:series>
          <chart:series chart:style-name="ch9" chart:values-cell-range-address="Sheet1.G4:Sheet1.G8" chart:label-cell-address="Sheet1.G3:Sheet1.G3" chart:class="chart:line">
            <chart:data-point chart:repeated="5"/>
          </chart:series>
          <chart:series chart:style-name="ch10" chart:values-cell-range-address="Sheet1.H4:Sheet1.H8" chart:label-cell-address="Sheet1.H3:Sheet1.H3" chart:class="chart:line">
            <chart:data-point chart:repeated="5"/>
          </chart:series>
          <chart:series chart:style-name="ch11" chart:values-cell-range-address="Sheet1.I4:Sheet1.I8" chart:label-cell-address="Sheet1.I3:Sheet1.I3" chart:class="chart:line">
            <chart:data-point chart:repeated="5"/>
          </chart:series>
          <chart:series chart:style-name="ch12" chart:values-cell-range-address="Sheet1.J4:Sheet1.J8" chart:label-cell-address="Sheet1.J3:Sheet1.J3" chart:class="chart:line">
            <chart:data-point chart:repeated="5"/>
          </chart:series>
          <chart:series chart:style-name="ch13" chart:values-cell-range-address="Sheet1.K4:Sheet1.K8" chart:label-cell-address="Sheet1.K3:Sheet1.K3" chart:class="chart:line">
            <chart:data-point chart:repeated="5"/>
          </chart:series>
          <chart:series chart:style-name="ch14" chart:values-cell-range-address="Sheet1.L4:Sheet1.L8" chart:label-cell-address="Sheet1.L3:Sheet1.L3" chart:class="chart:line">
            <chart:data-point chart:repeated="5"/>
          </chart:series>
          <chart:series chart:style-name="ch15" chart:values-cell-range-address="Sheet1.M4:Sheet1.M8" chart:label-cell-address="Sheet1.M3:Sheet1.M3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 on CPU</text:p>
                <draw:g>
                  <svg:desc>Sheet1.E3:Sheet1.E3</svg:desc>
                </draw:g>
              </table:table-cell>
              <table:table-cell office:value-type="string">
                <text:p>10 CUDA threads</text:p>
                <draw:g>
                  <svg:desc>Sheet1.F3:Sheet1.F3</svg:desc>
                </draw:g>
              </table:table-cell>
              <table:table-cell office:value-type="string">
                <text:p>100 CUDA threads</text:p>
                <draw:g>
                  <svg:desc>Sheet1.G3:Sheet1.G3</svg:desc>
                </draw:g>
              </table:table-cell>
              <table:table-cell office:value-type="string">
                <text:p>1000 CUDA threads</text:p>
                <draw:g>
                  <svg:desc>Sheet1.H3:Sheet1.H3</svg:desc>
                </draw:g>
              </table:table-cell>
              <table:table-cell office:value-type="string">
                <text:p>10x10 CUDA</text:p>
                <draw:g>
                  <svg:desc>Sheet1.I3:Sheet1.I3</svg:desc>
                </draw:g>
              </table:table-cell>
              <table:table-cell office:value-type="string">
                <text:p>10x100 CUDA</text:p>
                <draw:g>
                  <svg:desc>Sheet1.J3:Sheet1.J3</svg:desc>
                </draw:g>
              </table:table-cell>
              <table:table-cell office:value-type="string">
                <text:p>10x1000 CUDA</text:p>
                <draw:g>
                  <svg:desc>Sheet1.K3:Sheet1.K3</svg:desc>
                </draw:g>
              </table:table-cell>
              <table:table-cell office:value-type="string">
                <text:p>100x10 CUDA</text:p>
                <draw:g>
                  <svg:desc>Sheet1.L3:Sheet1.L3</svg:desc>
                </draw:g>
              </table:table-cell>
              <table:table-cell office:value-type="string">
                <text:p>100x100 CUDA</text:p>
                <draw:g>
                  <svg:desc>Sheet1.M3:Sheet1.M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4:Sheet1.D8</svg:desc>
                </draw:g>
              </table:table-cell>
              <table:table-cell office:value-type="float" office:value="0.417">
                <text:p>0.417</text:p>
                <draw:g>
                  <svg:desc>Sheet1.E4:Sheet1.E8</svg:desc>
                </draw:g>
              </table:table-cell>
              <table:table-cell office:value-type="float" office:value="6.959">
                <text:p>6.959</text:p>
                <draw:g>
                  <svg:desc>Sheet1.F4:Sheet1.F8</svg:desc>
                </draw:g>
              </table:table-cell>
              <table:table-cell office:value-type="float" office:value="6.987">
                <text:p>6.987</text:p>
                <draw:g>
                  <svg:desc>Sheet1.G4:Sheet1.G8</svg:desc>
                </draw:g>
              </table:table-cell>
              <table:table-cell office:value-type="float" office:value="6.98">
                <text:p>6.98</text:p>
                <draw:g>
                  <svg:desc>Sheet1.H4:Sheet1.H8</svg:desc>
                </draw:g>
              </table:table-cell>
              <table:table-cell office:value-type="float" office:value="7.043">
                <text:p>7.043</text:p>
                <draw:g>
                  <svg:desc>Sheet1.I4:Sheet1.I8</svg:desc>
                </draw:g>
              </table:table-cell>
              <table:table-cell office:value-type="float" office:value="7.038">
                <text:p>7.038</text:p>
                <draw:g>
                  <svg:desc>Sheet1.J4:Sheet1.J8</svg:desc>
                </draw:g>
              </table:table-cell>
              <table:table-cell office:value-type="float" office:value="7.123">
                <text:p>7.123</text:p>
                <draw:g>
                  <svg:desc>Sheet1.K4:Sheet1.K8</svg:desc>
                </draw:g>
              </table:table-cell>
              <table:table-cell office:value-type="float" office:value="7.049">
                <text:p>7.049</text:p>
                <draw:g>
                  <svg:desc>Sheet1.L4:Sheet1.L8</svg:desc>
                </draw:g>
              </table:table-cell>
              <table:table-cell office:value-type="float" office:value="7.118">
                <text:p>7.118</text:p>
                <draw:g>
                  <svg:desc>Sheet1.M4:Sheet1.M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7">
                <text:p>0.567</text:p>
              </table:table-cell>
              <table:table-cell office:value-type="float" office:value="7.043">
                <text:p>7.043</text:p>
              </table:table-cell>
              <table:table-cell office:value-type="float" office:value="6.991">
                <text:p>6.991</text:p>
              </table:table-cell>
              <table:table-cell office:value-type="float" office:value="6.99">
                <text:p>6.99</text:p>
              </table:table-cell>
              <table:table-cell office:value-type="float" office:value="7.088">
                <text:p>7.088</text:p>
              </table:table-cell>
              <table:table-cell office:value-type="float" office:value="7.026">
                <text:p>7.026</text:p>
              </table:table-cell>
              <table:table-cell office:value-type="float" office:value="7.06">
                <text:p>7.06</text:p>
              </table:table-cell>
              <table:table-cell office:value-type="float" office:value="7.059">
                <text:p>7.059</text:p>
              </table:table-cell>
              <table:table-cell office:value-type="float" office:value="7.045">
                <text:p>7.0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094">
                <text:p>2.094</text:p>
              </table:table-cell>
              <table:table-cell office:value-type="float" office:value="61.308">
                <text:p>61.308</text:p>
              </table:table-cell>
              <table:table-cell office:value-type="float" office:value="7.083">
                <text:p>7.083</text:p>
              </table:table-cell>
              <table:table-cell office:value-type="float" office:value="7.132">
                <text:p>7.132</text:p>
              </table:table-cell>
              <table:table-cell office:value-type="float" office:value="7.102">
                <text:p>7.102</text:p>
              </table:table-cell>
              <table:table-cell office:value-type="float" office:value="7.129">
                <text:p>7.129</text:p>
              </table:table-cell>
              <table:table-cell office:value-type="float" office:value="7.105">
                <text:p>7.105</text:p>
              </table:table-cell>
              <table:table-cell office:value-type="float" office:value="7.091">
                <text:p>7.091</text:p>
              </table:table-cell>
              <table:table-cell office:value-type="float" office:value="7.101">
                <text:p>7.1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432">
                <text:p>17.432</text:p>
              </table:table-cell>
              <table:table-cell office:value-type="float" office:value="604.615">
                <text:p>604.615</text:p>
              </table:table-cell>
              <table:table-cell office:value-type="float" office:value="62.262">
                <text:p>62.262</text:p>
              </table:table-cell>
              <table:table-cell office:value-type="float" office:value="12.105">
                <text:p>12.105</text:p>
              </table:table-cell>
              <table:table-cell office:value-type="float" office:value="62.675">
                <text:p>62.675</text:p>
              </table:table-cell>
              <table:table-cell office:value-type="float" office:value="8.622">
                <text:p>8.622</text:p>
              </table:table-cell>
              <table:table-cell office:value-type="float" office:value="12.097">
                <text:p>12.097</text:p>
              </table:table-cell>
              <table:table-cell office:value-type="float" office:value="44.444">
                <text:p>44.444</text:p>
              </table:table-cell>
              <table:table-cell office:value-type="float" office:value="44.409">
                <text:p>44.4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9.853">
                <text:p>169.853</text:p>
              </table:table-cell>
              <table:table-cell office:value-type="float" office:value="NaN">
                <text:p>NaN</text:p>
              </table:table-cell>
              <table:table-cell office:value-type="float" office:value="614.321">
                <text:p>614.321</text:p>
              </table:table-cell>
              <table:table-cell office:value-type="float" office:value="112.572">
                <text:p>112.572</text:p>
              </table:table-cell>
              <table:table-cell office:value-type="float" office:value="618.5">
                <text:p>618.5</text:p>
              </table:table-cell>
              <table:table-cell office:value-type="float" office:value="77.952">
                <text:p>77.952</text:p>
              </table:table-cell>
              <table:table-cell office:value-type="float" office:value="56.546">
                <text:p>56.546</text:p>
              </table:table-cell>
              <table:table-cell office:value-type="float" office:value="435.832">
                <text:p>435.832</text:p>
              </table:table-cell>
              <table:table-cell office:value-type="float" office:value="435.885">
                <text:p>435.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